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125cm" style:rel-column-width="8191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H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H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125cm" style:rel-column-width="8191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H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H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125cm" style:rel-column-width="819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H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H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125cm" style:rel-column-width="8191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H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4132" officeooo:paragraph-rsid="00014132"/>
    </style:style>
    <style:style style:name="P2" style:family="paragraph" style:parent-style-name="Standard">
      <style:text-properties officeooo:rsid="00014132" officeooo:paragraph-rsid="000306a2"/>
    </style:style>
    <style:style style:name="P3" style:family="paragraph" style:parent-style-name="Standard">
      <style:text-properties officeooo:rsid="00014132" officeooo:paragraph-rsid="0004744c"/>
    </style:style>
    <style:style style:name="P4" style:family="paragraph" style:parent-style-name="Standard">
      <style:text-properties officeooo:rsid="00014132" officeooo:paragraph-rsid="00052dd1"/>
    </style:style>
    <style:style style:name="P5" style:family="paragraph" style:parent-style-name="Standard">
      <style:text-properties officeooo:rsid="00014132" officeooo:paragraph-rsid="00070a95"/>
    </style:style>
    <style:style style:name="P6" style:family="paragraph" style:parent-style-name="Standard">
      <style:text-properties officeooo:rsid="00014132" officeooo:paragraph-rsid="000915c7"/>
    </style:style>
    <style:style style:name="P7" style:family="paragraph" style:parent-style-name="Standard">
      <style:text-properties officeooo:rsid="00014132" officeooo:paragraph-rsid="000ae8d7"/>
    </style:style>
    <style:style style:name="P8" style:family="paragraph" style:parent-style-name="Standard">
      <style:text-properties officeooo:rsid="000306a2" officeooo:paragraph-rsid="000306a2"/>
    </style:style>
    <style:style style:name="P9" style:family="paragraph" style:parent-style-name="Standard">
      <style:text-properties officeooo:rsid="000306a2" officeooo:paragraph-rsid="00070a95"/>
    </style:style>
    <style:style style:name="P10" style:family="paragraph" style:parent-style-name="Standard">
      <style:text-properties officeooo:rsid="000306a2" officeooo:paragraph-rsid="000ae8d7"/>
    </style:style>
    <style:style style:name="P11" style:family="paragraph" style:parent-style-name="Standard">
      <style:text-properties officeooo:rsid="0004744c" officeooo:paragraph-rsid="0004744c"/>
    </style:style>
    <style:style style:name="P12" style:family="paragraph" style:parent-style-name="Standard">
      <style:text-properties officeooo:rsid="00070a95" officeooo:paragraph-rsid="00070a95"/>
    </style:style>
    <style:style style:name="P13" style:family="paragraph" style:parent-style-name="Standard">
      <style:text-properties officeooo:paragraph-rsid="00082be3"/>
    </style:style>
    <style:style style:name="P14" style:family="paragraph" style:parent-style-name="Standard">
      <style:text-properties officeooo:rsid="000915c7" officeooo:paragraph-rsid="000ae8d7"/>
    </style:style>
    <style:style style:name="P15" style:family="paragraph" style:parent-style-name="Table_20_Contents">
      <style:paragraph-properties fo:text-align="center" style:justify-single-word="false"/>
      <style:text-properties officeooo:rsid="000306a2" officeooo:paragraph-rsid="000306a2"/>
    </style:style>
    <style:style style:name="P16" style:family="paragraph" style:parent-style-name="Table_20_Contents">
      <style:paragraph-properties fo:text-align="center" style:justify-single-word="false"/>
      <style:text-properties officeooo:rsid="000306a2" officeooo:paragraph-rsid="00082be3"/>
    </style:style>
    <style:style style:name="P17" style:family="paragraph" style:parent-style-name="Table_20_Contents">
      <style:paragraph-properties fo:text-align="center" style:justify-single-word="false"/>
      <style:text-properties fo:color="#ff3333" fo:font-size="8pt" officeooo:rsid="00097ca4" officeooo:paragraph-rsid="00097ca4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fo:color="#ff3333" fo:font-size="8pt" officeooo:rsid="000ae8d7" officeooo:paragraph-rsid="000ae8d7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0306a2" officeooo:paragraph-rsid="000306a2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0306a2" officeooo:paragraph-rsid="000915c7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082be3" officeooo:paragraph-rsid="00082be3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officeooo:rsid="000915c7" officeooo:paragraph-rsid="000915c7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8pt" officeooo:rsid="000306a2" officeooo:paragraph-rsid="000306a2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fo:font-size="8pt" officeooo:rsid="000306a2" officeooo:paragraph-rsid="00082be3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fo:font-size="8pt" officeooo:rsid="000915c7" officeooo:paragraph-rsid="000915c7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fo:font-size="8pt" officeooo:rsid="00097ca4" officeooo:paragraph-rsid="00097ca4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fo:font-size="8pt" officeooo:rsid="000ae8d7" officeooo:paragraph-rsid="000ae8d7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fo:color="#000000" fo:font-size="8pt" officeooo:rsid="000306a2" officeooo:paragraph-rsid="000306a2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fo:color="#000000" fo:font-size="8pt" officeooo:rsid="000915c7" officeooo:paragraph-rsid="000915c7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fo:color="#000000" officeooo:rsid="000306a2" officeooo:paragraph-rsid="000306a2"/>
    </style:style>
    <style:style style:name="P31" style:family="paragraph" style:parent-style-name="Table_20_Contents">
      <style:paragraph-properties fo:text-align="center" style:justify-single-word="false"/>
      <style:text-properties fo:color="#ff6600" officeooo:rsid="000306a2" officeooo:paragraph-rsid="000306a2"/>
    </style:style>
    <style:style style:name="P32" style:family="paragraph" style:parent-style-name="Table_20_Contents">
      <style:paragraph-properties fo:text-align="center" style:justify-single-word="false"/>
      <style:text-properties officeooo:rsid="000915c7" officeooo:paragraph-rsid="000915c7"/>
    </style:style>
    <style:style style:name="T1" style:family="text">
      <style:text-properties officeooo:rsid="0004744c"/>
    </style:style>
    <style:style style:name="T2" style:family="text">
      <style:text-properties officeooo:rsid="00052dd1"/>
    </style:style>
    <style:style style:name="T3" style:family="text">
      <style:text-properties officeooo:rsid="000915c7"/>
    </style:style>
    <style:style style:name="T4" style:family="text">
      <style:text-properties officeooo:rsid="000ae8d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tem Programming HW4 Report b05902052 劉家維</text:p>
      <text:p text:style-name="P1">(b) </text:p>
      <text:p text:style-name="P1">Q: 試說明你將 thread 開在哪裡，是分工在哪裡？</text:p>
      <text:p text:style-name="P5">A: 在做隨機森林時需要隨機做出數棵決策樹，</text:p>
      <text:p text:style-name="P5">我將 thread 用在同時做出決策樹。</text:p>
      <text:p text:style-name="P5">假設 tree number = 10000, thread number = 100 ，</text:p>
      <text:p text:style-name="P5">則每個 thread 會做出 100 棵決策樹。</text:p>
      <text:p text:style-name="P1"/>
      <text:p text:style-name="P1">以下實驗環境皆在 CPU: AMD Ryzen 7 1700 進行：</text:p>
      <text:p text:style-name="P1">(c)</text:p>
      <text:p text:style-name="P6">Q:試畫出或以表格做出 thread 數量與時間的比較，以紅色標出時間最快的位置，並說明此圖表。</text:p>
      <text:p text:style-name="P7"><text:span text:style-name="T3">以下皆為batch size = 1024 (每次 sample 出 1024 筆 data 建造決策樹), tree num = 10000</text:span></text:p>
      <table:table table:name="表格1" table:style-name="表格1">
        <table:table-column table:style-name="表格1.A" table:number-columns-repeated="8"/>
        <table:table-row>
          <table:table-cell table:style-name="表格1.A1" office:value-type="string">
            <text:p text:style-name="P20"><text:span text:style-name="T3">t</text:span>hread num</text:p>
          </table:table-cell>
          <table:table-cell table:style-name="表格1.A1" office:value-type="string">
            <text:p text:style-name="P15">1</text:p>
          </table:table-cell>
          <table:table-cell table:style-name="表格1.A1" office:value-type="string">
            <text:p text:style-name="P15">2</text:p>
          </table:table-cell>
          <table:table-cell table:style-name="表格1.A1" office:value-type="string">
            <text:p text:style-name="P15">5</text:p>
          </table:table-cell>
          <table:table-cell table:style-name="表格1.A1" office:value-type="string">
            <text:p text:style-name="P15">10</text:p>
          </table:table-cell>
          <table:table-cell table:style-name="表格1.A1" office:value-type="string">
            <text:p text:style-name="P15">20</text:p>
          </table:table-cell>
          <table:table-cell table:style-name="表格1.A1" office:value-type="string">
            <text:p text:style-name="P15">50</text:p>
          </table:table-cell>
          <table:table-cell table:style-name="表格1.H1" office:value-type="string">
            <text:p text:style-name="P15">100</text:p>
          </table:table-cell>
        </table:table-row>
        <table:table-row>
          <table:table-cell table:style-name="表格1.A2" office:value-type="string">
            <text:p text:style-name="P19">elapsed time</text:p>
          </table:table-cell>
          <table:table-cell table:style-name="表格1.A2" office:value-type="string">
            <text:p text:style-name="P15">189.935</text:p>
          </table:table-cell>
          <table:table-cell table:style-name="表格1.A2" office:value-type="string">
            <text:p text:style-name="P15">121.715</text:p>
          </table:table-cell>
          <table:table-cell table:style-name="表格1.A2" office:value-type="string">
            <text:p text:style-name="P15">75.386</text:p>
          </table:table-cell>
          <table:table-cell table:style-name="表格1.A2" office:value-type="string">
            <text:p text:style-name="P15">62.435</text:p>
          </table:table-cell>
          <table:table-cell table:style-name="表格1.A2" office:value-type="string">
            <text:p text:style-name="P30">57.209</text:p>
          </table:table-cell>
          <table:table-cell table:style-name="表格1.A2" office:value-type="string">
            <text:p text:style-name="P31">56.994</text:p>
          </table:table-cell>
          <table:table-cell table:style-name="表格1.H2" office:value-type="string">
            <text:p text:style-name="P15">58.335</text:p>
          </table:table-cell>
        </table:table-row>
      </table:table>
      <text:p text:style-name="P11">一開始 thread num 還很小的時候，增加 thread num 會有顯著的差異。但是當 thread num 大到一定程度之後，thread 之間會彼此競爭運算資源。在 AMD Ryzen 7 1700 上測試時，發現瓶頸大約在 thread num = 16 附近，推測是因為這顆 CPU 支援 16 執行緒，在實驗時，也確實是16個執行緒都跑到 100 ％。至於最快的位置出現在 thread num = 50 ，推測只是實驗誤差。</text:p>
      <text:p text:style-name="P2"/>
      <text:p text:style-name="P1">(d)</text:p>
      <text:p text:style-name="P1">Q:試畫出或以表格做出 thread 數量與 instructions 數量的比較，並說明此圖表。</text:p>
      <text:p text:style-name="P10"><text:span text:style-name="T3">以下皆為b</text:span>atch size = 1024 (每次 sample 出 1024 筆 data 建造決策樹), tree num = 10000</text:p>
      <table:table table:name="表格2" table:style-name="表格2">
        <table:table-column table:style-name="表格2.A" table:number-columns-repeated="8"/>
        <table:table-row>
          <table:table-cell table:style-name="表格2.A1" office:value-type="string">
            <text:p text:style-name="P19"><text:span text:style-name="T3">t</text:span>hread <text:span text:style-name="T3">num</text:span></text:p>
          </table:table-cell>
          <table:table-cell table:style-name="表格2.A1" office:value-type="string">
            <text:p text:style-name="P15">1</text:p>
          </table:table-cell>
          <table:table-cell table:style-name="表格2.A1" office:value-type="string">
            <text:p text:style-name="P15">2</text:p>
          </table:table-cell>
          <table:table-cell table:style-name="表格2.A1" office:value-type="string">
            <text:p text:style-name="P15">5</text:p>
          </table:table-cell>
          <table:table-cell table:style-name="表格2.A1" office:value-type="string">
            <text:p text:style-name="P15">10</text:p>
          </table:table-cell>
          <table:table-cell table:style-name="表格2.A1" office:value-type="string">
            <text:p text:style-name="P15">20</text:p>
          </table:table-cell>
          <table:table-cell table:style-name="表格2.A1" office:value-type="string">
            <text:p text:style-name="P15">50</text:p>
          </table:table-cell>
          <table:table-cell table:style-name="表格2.H1" office:value-type="string">
            <text:p text:style-name="P15">100</text:p>
          </table:table-cell>
        </table:table-row>
        <table:table-row>
          <table:table-cell table:style-name="表格2.A2" office:value-type="string">
            <text:p text:style-name="P19">instructions</text:p>
          </table:table-cell>
          <table:table-cell table:style-name="表格2.A2" office:value-type="string">
            <text:p text:style-name="P23">816,975,185,374</text:p>
          </table:table-cell>
          <table:table-cell table:style-name="表格2.A2" office:value-type="string">
            <text:p text:style-name="P23">817,402,211,772</text:p>
          </table:table-cell>
          <table:table-cell table:style-name="表格2.A2" office:value-type="string">
            <text:p text:style-name="P23">817,483,047,550</text:p>
          </table:table-cell>
          <table:table-cell table:style-name="表格2.A2" office:value-type="string">
            <text:p text:style-name="P23">817,924,730,968</text:p>
          </table:table-cell>
          <table:table-cell table:style-name="表格2.A2" office:value-type="string">
            <text:p text:style-name="P28">817,479,007,127</text:p>
          </table:table-cell>
          <table:table-cell table:style-name="表格2.A2" office:value-type="string">
            <text:p text:style-name="P23">818,053,792,029</text:p>
          </table:table-cell>
          <table:table-cell table:style-name="表格2.H2" office:value-type="string">
            <text:p text:style-name="P23">818,084,731,538</text:p>
          </table:table-cell>
        </table:table-row>
      </table:table>
      <text:p text:style-name="P2">可以看出隨著 <text:span text:style-name="T1">thread_num 慢慢增大，instructions 也有微幅上升的趨勢，因為系統必須多處理各個線程的狀態等等。至於在 thread_num = 20 那邊不升反降，推測是因為隨機取樣的關係導致剛好 sample 出來的 data 比較好做成決策樹，不用切到很底層，導致 instruction 較低。</text:span></text:p>
      <text:p text:style-name="P2"/>
      <text:p text:style-name="P1">(e)</text:p>
      <text:p text:style-name="P1">Q:試畫出或以表格做出樹的數量與 instructions 數量的比較，並說明此圖表。</text:p>
      <text:p text:style-name="P8"><text:span text:style-name="T3">以下皆為b</text:span>atch size = 1024 (每次 sample 出 1024 筆 data 建造決策樹), thread num = 100</text:p>
      <table:table table:name="表格3" table:style-name="表格3">
        <table:table-column table:style-name="表格3.A" table:number-columns-repeated="8"/>
        <table:table-row>
          <table:table-cell table:style-name="表格3.A1" office:value-type="string">
            <text:p text:style-name="P19"><text:span text:style-name="T3">t</text:span>ree num</text:p>
          </table:table-cell>
          <table:table-cell table:style-name="表格3.A1" office:value-type="string">
            <text:p text:style-name="P15">100</text:p>
          </table:table-cell>
          <table:table-cell table:style-name="表格3.A1" office:value-type="string">
            <text:p text:style-name="P15">500</text:p>
          </table:table-cell>
          <table:table-cell table:style-name="表格3.A1" office:value-type="string">
            <text:p text:style-name="P15">1000</text:p>
          </table:table-cell>
          <table:table-cell table:style-name="表格3.A1" office:value-type="string">
            <text:p text:style-name="P15">2000</text:p>
          </table:table-cell>
          <table:table-cell table:style-name="表格3.A1" office:value-type="string">
            <text:p text:style-name="P15">3000</text:p>
          </table:table-cell>
          <table:table-cell table:style-name="表格3.A1" office:value-type="string">
            <text:p text:style-name="P15">4000</text:p>
          </table:table-cell>
          <table:table-cell table:style-name="表格3.H1" office:value-type="string">
            <text:p text:style-name="P15">5000</text:p>
          </table:table-cell>
        </table:table-row>
        <table:table-row>
          <table:table-cell table:style-name="表格3.A2" office:value-type="string">
            <text:p text:style-name="P19">instructions</text:p>
          </table:table-cell>
          <table:table-cell table:style-name="表格3.A2" office:value-type="string">
            <text:p text:style-name="P23">10,319,136,441</text:p>
          </table:table-cell>
          <table:table-cell table:style-name="表格3.A2" office:value-type="string">
            <text:p text:style-name="P23">42,885,206,013</text:p>
          </table:table-cell>
          <table:table-cell table:style-name="表格3.A2" office:value-type="string">
            <text:p text:style-name="P23">83,693,664,865</text:p>
          </table:table-cell>
          <table:table-cell table:style-name="表格3.A2" office:value-type="string">
            <text:p text:style-name="P23">165,233,849,895</text:p>
          </table:table-cell>
          <table:table-cell table:style-name="表格3.A2" office:value-type="string">
            <text:p text:style-name="P28">246,853,624,605</text:p>
          </table:table-cell>
          <table:table-cell table:style-name="表格3.A2" office:value-type="string">
            <text:p text:style-name="P23">328,797,341,448</text:p>
          </table:table-cell>
          <table:table-cell table:style-name="表格3.H2" office:value-type="string">
            <text:p text:style-name="P23">410,394,635,312</text:p>
          </table:table-cell>
        </table:table-row>
      </table:table>
      <text:p text:style-name="P3">可以看出隨著 <text:span text:style-name="T1">tree num 慢慢增大，instructions 也有穩定上升的趨勢，而且上升速度皆大約為</text:span></text:p>
      <text:p text:style-name="P4"><text:span text:style-name="T1">8.15e7 instructions / tree。原因是因為除了讀檔寫檔和開線程等等操作之外，每棵決策樹平均下來的</text:span></text:p>
      <text:p text:style-name="P4"><text:span text:style-name="T2">instructions 數都差不多。</text:span></text:p>
      <text:p text:style-name="P2"/>
      <text:p text:style-name="P1">(f)</text:p>
      <text:p text:style-name="P1">Q:說說你的其他發現！</text:p>
      <text:p text:style-name="P12">除了多建幾棵樹，每次 sample 出較多資料也能提昇正確率。</text:p>
      <text:p text:style-name="P14">以下皆為thread num = 16</text:p>
      <text:p text:style-name="P9">以下為不同 <text:span text:style-name="T3">tree num 和 batch size 之下的 testing accuracy。</text:span></text:p>
      <table:table table:name="表格4" table:style-name="表格4">
        <table:table-column table:style-name="表格4.A" table:number-columns-repeated="8"/>
        <table:table-row>
          <table:table-cell table:style-name="表格4.A1" office:value-type="string">
            <text:p text:style-name="P21"><text:span text:style-name="T3">tree \ b</text:span>atch</text:p>
          </table:table-cell>
          <table:table-cell table:style-name="表格4.A1" office:value-type="string">
            <text:p text:style-name="P32">256</text:p>
          </table:table-cell>
          <table:table-cell table:style-name="表格4.A1" office:value-type="string">
            <text:p text:style-name="P16">5<text:span text:style-name="T3">12</text:span></text:p>
          </table:table-cell>
          <table:table-cell table:style-name="表格4.A1" office:value-type="string">
            <text:p text:style-name="P16">10<text:span text:style-name="T3">24</text:span></text:p>
          </table:table-cell>
          <table:table-cell table:style-name="表格4.A1" office:value-type="string">
            <text:p text:style-name="P32">2048</text:p>
          </table:table-cell>
          <table:table-cell table:style-name="表格4.A1" office:value-type="string">
            <text:p text:style-name="P32">4096</text:p>
          </table:table-cell>
          <table:table-cell table:style-name="表格4.A1" office:value-type="string">
            <text:p text:style-name="P32">8192</text:p>
          </table:table-cell>
          <table:table-cell table:style-name="表格4.H1" office:value-type="string">
            <text:p text:style-name="P32">16384</text:p>
          </table:table-cell>
        </table:table-row>
        <table:table-row>
          <table:table-cell table:style-name="表格4.A2" office:value-type="string">
            <text:p text:style-name="P22">10</text:p>
          </table:table-cell>
          <table:table-cell table:style-name="表格4.A2" office:value-type="string">
            <text:p text:style-name="P25">91.063%</text:p>
          </table:table-cell>
          <table:table-cell table:style-name="表格4.A2" office:value-type="string">
            <text:p text:style-name="P25">91.406%</text:p>
          </table:table-cell>
          <table:table-cell table:style-name="表格4.A2" office:value-type="string">
            <text:p text:style-name="P25">91.651%</text:p>
          </table:table-cell>
          <table:table-cell table:style-name="表格4.A2" office:value-type="string">
            <text:p text:style-name="P25">92.414%</text:p>
          </table:table-cell>
          <table:table-cell table:style-name="表格4.A2" office:value-type="string">
            <text:p text:style-name="P29">92.838%</text:p>
          </table:table-cell>
          <table:table-cell table:style-name="表格4.A2" office:value-type="string">
            <text:p text:style-name="P17">92.850%</text:p>
          </table:table-cell>
          <table:table-cell table:style-name="表格4.H2" office:value-type="string">
            <text:p text:style-name="P24"><text:s/><text:span text:style-name="T4">92.710%</text:span></text:p>
          </table:table-cell>
        </table:table-row>
        <table:table-row>
          <table:table-cell table:style-name="表格4.A2" office:value-type="string">
            <text:p text:style-name="P22">50</text:p>
          </table:table-cell>
          <table:table-cell table:style-name="表格4.A2" office:value-type="string">
            <text:p text:style-name="P25">91.691%</text:p>
          </table:table-cell>
          <table:table-cell table:style-name="表格4.A2" office:value-type="string">
            <text:p text:style-name="P25">92.075%</text:p>
          </table:table-cell>
          <table:table-cell table:style-name="表格4.A2" office:value-type="string">
            <text:p text:style-name="P25">92.478%</text:p>
          </table:table-cell>
          <table:table-cell table:style-name="表格4.A2" office:value-type="string">
            <text:p text:style-name="P25">93.038%</text:p>
          </table:table-cell>
          <table:table-cell table:style-name="表格4.A2" office:value-type="string">
            <text:p text:style-name="P29">93.042%</text:p>
          </table:table-cell>
          <table:table-cell table:style-name="表格4.A2" office:value-type="string">
            <text:p text:style-name="P26">93.062%</text:p>
          </table:table-cell>
          <table:table-cell table:style-name="表格4.H2" office:value-type="string">
            <text:p text:style-name="P18">93.306%</text:p>
          </table:table-cell>
        </table:table-row>
        <table:table-row>
          <table:table-cell table:style-name="表格4.A2" office:value-type="string">
            <text:p text:style-name="P22">100</text:p>
          </table:table-cell>
          <table:table-cell table:style-name="表格4.A2" office:value-type="string">
            <text:p text:style-name="P25">91.715%</text:p>
          </table:table-cell>
          <table:table-cell table:style-name="表格4.A2" office:value-type="string">
            <text:p text:style-name="P25">92.123%</text:p>
          </table:table-cell>
          <table:table-cell table:style-name="表格4.A2" office:value-type="string">
            <text:p text:style-name="P25">92.494%</text:p>
          </table:table-cell>
          <table:table-cell table:style-name="表格4.A2" office:value-type="string">
            <text:p text:style-name="P25">92.878%</text:p>
          </table:table-cell>
          <table:table-cell table:style-name="表格4.A2" office:value-type="string">
            <text:p text:style-name="P29">93.150%</text:p>
          </table:table-cell>
          <table:table-cell table:style-name="表格4.A2" office:value-type="string">
            <text:p text:style-name="P26">93.222%</text:p>
          </table:table-cell>
          <table:table-cell table:style-name="表格4.H2" office:value-type="string">
            <text:p text:style-name="P18">93.298%</text:p>
          </table:table-cell>
        </table:table-row>
        <table:table-row>
          <table:table-cell table:style-name="表格4.A2" office:value-type="string">
            <text:p text:style-name="P22">500</text:p>
          </table:table-cell>
          <table:table-cell table:style-name="表格4.A2" office:value-type="string">
            <text:p text:style-name="P25">91.799%</text:p>
          </table:table-cell>
          <table:table-cell table:style-name="表格4.A2" office:value-type="string">
            <text:p text:style-name="P25">92.115%</text:p>
          </table:table-cell>
          <table:table-cell table:style-name="表格4.A2" office:value-type="string">
            <text:p text:style-name="P25">92.526%</text:p>
          </table:table-cell>
          <table:table-cell table:style-name="表格4.A2" office:value-type="string">
            <text:p text:style-name="P25">92.882%</text:p>
          </table:table-cell>
          <table:table-cell table:style-name="表格4.A2" office:value-type="string">
            <text:p text:style-name="P29">93.114%</text:p>
          </table:table-cell>
          <table:table-cell table:style-name="表格4.A2" office:value-type="string">
            <text:p text:style-name="P26">93.262%</text:p>
          </table:table-cell>
          <table:table-cell table:style-name="表格4.H2" office:value-type="string">
            <text:p text:style-name="P18">93.378%</text:p>
          </table:table-cell>
        </table:table-row>
        <table:table-row>
          <table:table-cell table:style-name="表格4.A2" office:value-type="string">
            <text:p text:style-name="P22">1000</text:p>
          </table:table-cell>
          <table:table-cell table:style-name="表格4.A2" office:value-type="string">
            <text:p text:style-name="P25">91.795%</text:p>
          </table:table-cell>
          <table:table-cell table:style-name="表格4.A2" office:value-type="string">
            <text:p text:style-name="P25">92.147%</text:p>
          </table:table-cell>
          <table:table-cell table:style-name="表格4.A2" office:value-type="string">
            <text:p text:style-name="P25">92.502%</text:p>
          </table:table-cell>
          <table:table-cell table:style-name="表格4.A2" office:value-type="string">
            <text:p text:style-name="P25">92.906%</text:p>
          </table:table-cell>
          <table:table-cell table:style-name="表格4.A2" office:value-type="string">
            <text:p text:style-name="P29">93.138%</text:p>
          </table:table-cell>
          <table:table-cell table:style-name="表格4.A2" office:value-type="string">
            <text:p text:style-name="P27">93.258%</text:p>
          </table:table-cell>
          <table:table-cell table:style-name="表格4.H2" office:value-type="string">
            <text:p text:style-name="P18">93.362%</text:p>
          </table:table-cell>
        </table:table-row>
      </table:table>
      <text:p text:style-name="P13">若一次 <text:span text:style-name="T4">sample 較多資料，雖然計算時間會多很多，但是比較能分散 training data 內的 noise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21:19:18.757937085</meta:creation-date>
    <dc:date>2018-01-16T22:18:45.303573749</dc:date>
    <meta:editing-duration>PT25M24S</meta:editing-duration>
    <meta:editing-cycles>5</meta:editing-cycles>
    <meta:generator>LibreOffice/5.1.6.2$Linux_X86_64 LibreOffice_project/10m0$Build-2</meta:generator>
    <meta:document-statistic meta:table-count="4" meta:image-count="0" meta:object-count="0" meta:page-count="1" meta:paragraph-count="124" meta:word-count="784" meta:character-count="1931" meta:non-whitespace-character-count="1772"/>
  </office:meta>
</office:document-meta>
</file>